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</style:style>
    <style:style style:name="P2" style:family="paragraph" style:parent-style-name="Standard">
      <style:paragraph-properties fo:line-height="200%"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 Return to Like</text:span><text:span text:style-name="T1">·li·hood</text:span></text:p>
      <text:p text:style-name="P2">Suffering from the half elven</text:p>
      <text:p text:style-name="P2">syndrome – never fully an outsider to a group,</text:p>
      <text:p text:style-name="P2">nor truly a member. Flawed from the</text:p>
      <text:p text:style-name="P2">get go, he would never really re-invent</text:p>
      <text:p text:style-name="P2">himself, neither does he wants to.</text:p>
      <text:p text:style-name="P2">Not even sure how much he really care</text:p>
      <text:p text:style-name="P2">for such stuff, but he knows there is</text:p>
      <text:p text:style-name="P2">no way back, not after what he has done.</text:p>
      <text:p text:style-name="P2">Not even the most gallant effort to win their</text:p>
      <text:p text:style-name="P2">hearts will endure against the reality he</text:p>
      <text:p text:style-name="P2">swam into. Curing cancer, AIDS, and every </text:p>
      <text:p text:style-name="P2">other misfolding-protein related disease will</text:p>
      <text:p text:style-name="P2">not avail him now. This goes without saying</text:p>
      <text:p text:style-name="P2">for finding aliens and/or sub-atomic particles</text:p>
      <text:p text:style-name="P2">revealing the emergence of the known universe.</text:p>
      <text:p text:style-name="P2">He chose to be this much of an extremist</text:p>
      <text:p text:style-name="P2">and he did it with full awareness of the</text:p>
      <text:p text:style-name="P2">price to be paid, not even the divided consciousness</text:p>
      <text:p text:style-name="P2">could send him on the path towards perdition.</text:p>
      <text:p text:style-name="P2">Sins comes with a price tag attached and </text:p>
      <text:p text:style-name="P2">the return to likelihood is not feasible anymore.</text:p>
      <text:p text:style-name="P2">He never striven for perfection, though he once</text:p>
      <text:p text:style-name="P2"><text:soft-page-break/>floated in the outskirts of Bucharesti, not by his own</text:p>
      <text:p text:style-name="P2">volition, it was the idea of a careless driver.</text:p>
      <text:p text:style-name="P2">He found room in his atrium for a couple of </text:p>
      <text:p text:style-name="P2">siblings, a mom and her brother, a grandfather</text:p>
      <text:p text:style-name="P2">three canine hounds and that's it as of lately. He knows</text:p>
      <text:p text:style-name="P2">his father meant well but for a lack of a better </text:p>
      <text:p text:style-name="P2">definition, he sort of chose bad deeds over proper</text:p>
      <text:p text:style-name="P2">education; let us say he didn't know any better</text:p>
      <text:p text:style-name="P2">way to do his stuff. To some extent he, not</text:p>
      <text:p text:style-name="P2">the father (mind you that) was always a drifter,</text:p>
      <text:p text:style-name="P2">that's how he lost the pre-recognition he craved</text:p>
      <text:p text:style-name="P2">for but hope still remains for an after shock effect</text:p>
      <text:p text:style-name="P2">with ripples in the pool of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oZooL Obliterator666</meta:initial-creator>
    <meta:creation-date>2011-01-06T02:27:20.90</meta:creation-date>
    <dc:date>2012-07-09T22:14:51.49</dc:date>
    <meta:editing-duration>PT24M30S</meta:editing-duration>
    <meta:editing-cycles>4</meta:editing-cycles>
    <meta:generator>LibreOffice/3.5$Windows_x86 LibreOffice_project/165a79a-7059095-e13bb37-fef39a4-9503d18</meta:generator>
    <meta:document-statistic meta:table-count="0" meta:image-count="0" meta:object-count="0" meta:page-count="2" meta:paragraph-count="36" meta:word-count="292" meta:character-count="1560" meta:non-whitespace-character-count="1300"/>
  </office:meta>
</office:document-meta>
</file>